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Normale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</style:style>
    <style:style style:name="P3" style:family="paragraph" style:parent-style-name="Normale">
      <style:text-properties fo:font-weight="bold" style:font-weight-asian="bold"/>
    </style:style>
    <style:style style:name="P4" style:family="paragraph" style:parent-style-name="Normale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padding-left="0cm" fo:padding-right="0cm" fo:padding-top="0cm" fo:padding-bottom="0.071cm" fo:border-left="none" fo:border-right="none" fo:border-top="none" fo:border-bottom="0.26pt solid #000000" style:shadow="none"/>
    </style:style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12"/>
    <style:style style:name="P11" style:family="paragraph" style:parent-style-name="Standard" style:list-style-name="L13"/>
    <style:style style:name="P12" style:family="paragraph" style:parent-style-name="Standard" style:list-style-name="L14"/>
    <style:style style:name="P13" style:family="paragraph" style:parent-style-name="Standard" style:list-style-name="L15"/>
    <style:style style:name="P14" style:family="paragraph" style:parent-style-name="Standard" style:list-style-name="L16"/>
    <style:style style:name="P15" style:family="paragraph" style:parent-style-name="Standard" style:list-style-name="L17"/>
    <style:style style:name="P16" style:family="paragraph" style:parent-style-name="Standard" style:list-style-name="L18"/>
    <style:style style:name="P17" style:family="paragraph" style:parent-style-name="Standard" style:list-style-name="L19"/>
    <style:style style:name="P18" style:family="paragraph" style:parent-style-name="Standard" style:list-style-name="L20"/>
    <style:style style:name="P19" style:family="paragraph" style:parent-style-name="Standard" style:list-style-name="L21"/>
    <style:style style:name="P20" style:family="paragraph" style:parent-style-name="Normale" style:master-page-name="MP0">
      <style:paragraph-properties style:page-number="auto" fo:break-before="page"/>
      <style:text-properties fo:font-weight="bold" style:font-weight-asian="bold"/>
    </style:style>
    <style:style style:name="P21" style:family="paragraph" style:parent-style-name="Paragrafo_20_elenco" style:list-style-name="L1"/>
    <style:style style:name="P22" style:family="paragraph" style:parent-style-name="Paragrafo_20_elenco" style:list-style-name="L2"/>
    <style:style style:name="P23" style:family="paragraph" style:parent-style-name="Paragrafo_20_elenco" style:list-style-name="L3"/>
    <style:style style:name="P24" style:family="paragraph" style:parent-style-name="Paragrafo_20_elenco" style:list-style-name="L4"/>
    <style:style style:name="P25" style:family="paragraph" style:parent-style-name="Paragrafo_20_elenco" style:list-style-name="L5"/>
    <style:style style:name="P26" style:family="paragraph" style:parent-style-name="Paragrafo_20_elenco" style:list-style-name="L6"/>
    <style:style style:name="P27" style:family="paragraph" style:parent-style-name="Paragrafo_20_elenco" style:list-style-name="L7"/>
    <style:style style:name="P28" style:family="paragraph" style:parent-style-name="Paragrafo_20_elenco" style:list-style-name="L8"/>
    <style:style style:name="P29" style:family="paragraph" style:parent-style-name="Paragrafo_20_elenco" style:list-style-name="L9"/>
    <style:style style:name="T1" style:family="text">
      <style:text-properties officeooo:rsid="0009916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Nome caso d’uso: Registrazione nuovo utente</text:p>
      <text:p text:style-name="Normale">Partecipanti: Utente</text:p>
      <text:p text:style-name="Normale">Flusso di eventi:</text:p>
      <text:list xml:id="list312683457" text:style-name="L1">
        <text:list-item>
          <text:p text:style-name="P21">L’utente inserisce nei rispettivi campi: username, codice fiscale, nome, cognome, e-mail, indirizzo, password e conferma password</text:p>
        </text:list-item>
        <text:list-item>
          <text:p text:style-name="P21">L’utente clicca sul pulsante “Conferma”</text:p>
        </text:list-item>
        <text:list-item>
          <text:p text:style-name="P21">Il sistema stampa un messaggio di conferma</text:p>
        </text:list-item>
      </text:list>
      <text:p text:style-name="Normale">Entry condition: L’utente si trova nella pagina “Registrazione”</text:p>
      <text:p text:style-name="Normale">Exit condition: Le credenziali inserite sono corrette e l’utente effettua la registrazione</text:p>
      <text:p text:style-name="Normale">Exception: </text:p>
      <text:list xml:id="list2380327246" text:style-name="L2">
        <text:list-item>
          <text:p text:style-name="P22">Se al passo 1 l’utente inserisce dei valori errati viene chiamato il caso d’uso “Errore nei dati”</text:p>
        </text:list-item>
      </text:list>
      <text:p text:style-name="P1"/>
      <text:p text:style-name="Normale"/>
      <text:p text:style-name="P3">Nome caso d’uso: Visualizzazione dati personali</text:p>
      <text:p text:style-name="Normale">Partecipanti: Utente <text:span text:style-name="T1">loggato</text:span></text:p>
      <text:p text:style-name="Normale">Flusso di eventi:</text:p>
      <text:list xml:id="list3507427141" text:style-name="L3">
        <text:list-item>
          <text:p text:style-name="P23">L’utente accede all’area “Dati personali”</text:p>
        </text:list-item>
        <text:list-item>
          <text:p text:style-name="P23">Il sistema mostra una tabella contente i dati personali dell’utente</text:p>
        </text:list-item>
      </text:list>
      <text:p text:style-name="Normale">Entry condition: L’utente si trova nella pagina “Dati personali”</text:p>
      <text:p text:style-name="Normale">Exit condition: L’utente visualizza i dati</text:p>
      <text:p text:style-name="P1"/>
      <text:p text:style-name="Normale"/>
      <text:p text:style-name="P3">Nome caso d’uso: Visualizzazione delle prenotazioni</text:p>
      <text:p text:style-name="Normale">Partecipanti: Utente <text:span text:style-name="T1">loggato</text:span></text:p>
      <text:p text:style-name="Normale">Flusso di eventi:</text:p>
      <text:list xml:id="list3411422200" text:style-name="L4">
        <text:list-item>
          <text:p text:style-name="P24">L’utente accede all’area “Prenotazioni effettuate”</text:p>
        </text:list-item>
        <text:list-item>
          <text:p text:style-name="P24">Il sistema mostra una tabella contente le prenotazioni effettuate dall’utente</text:p>
        </text:list-item>
      </text:list>
      <text:p text:style-name="P4"/>
      <text:p text:style-name="Normale">Entry condition: L’utente si trova sulla pagina “Prenotazioni effettuate”</text:p>
      <text:p text:style-name="Normale">Exit condition; L’utente visualizza la tabella delle prenotazioni effettuate</text:p>
      <text:p text:style-name="P1"/>
      <text:p text:style-name="Normale"/>
      <text:p text:style-name="P3">Nome caso d’uso: Visualizzazione delle prenotazioni per le riparazioni</text:p>
      <text:p text:style-name="Normale">Partecipanti: Utente <text:span text:style-name="T1">loggato</text:span></text:p>
      <text:p text:style-name="Normale">Flusso di eventi:</text:p>
      <text:list xml:id="list1604010618" text:style-name="L5">
        <text:list-item>
          <text:p text:style-name="P25">L’utente accede all’area “Prodotti in riparazione”</text:p>
        </text:list-item>
        <text:list-item>
          <text:p text:style-name="P25">Il sistema mostra una tabella contente le riparazioni commissionate</text:p>
        </text:list-item>
      </text:list>
      <text:p text:style-name="Normale">Entry condition: L’utente si trova sulla pagina “Prodotti in riparazione”</text:p>
      <text:p text:style-name="Normale">Exit condition: L’utente visualizza la tabella dei prodotti in riparazione</text:p>
      <text:p text:style-name="P1"/>
      <text:p text:style-name="Normale"/>
      <text:p text:style-name="P3">Nome caso d’uso: Modifica dei dati personali</text:p>
      <text:p text:style-name="Normale">Partecipanti: Utente <text:span text:style-name="T1">loggato</text:span></text:p>
      <text:p text:style-name="Normale">Flusso di eventi: </text:p>
      <text:list xml:id="list2484206721" text:style-name="L6">
        <text:list-item>
          <text:p text:style-name="P26">L’utente inserisce i nuovi valori e conferma</text:p>
        </text:list-item>
        <text:list-item>
          <text:p text:style-name="P26"><text:soft-page-break/>Il sistema mostra un messaggio di conferma</text:p>
        </text:list-item>
      </text:list>
      <text:p text:style-name="Normale">Entry condition: L’utente si trova sulla pagina “Modifica dati”</text:p>
      <text:p text:style-name="Normale">Exit condition: La modifica dei dati è avvenuta correttamente</text:p>
      <text:p text:style-name="Normale">Exception: L’utente annulla l’operazione</text:p>
      <text:p text:style-name="Normale"/>
      <text:p text:style-name="P3">Nome caso d’uso: Logout</text:p>
      <text:p text:style-name="Normale">Partecipanti: Utente <text:span text:style-name="T1">loggato</text:span></text:p>
      <text:p text:style-name="Normale">Flusso di eventi:</text:p>
      <text:list xml:id="list994698806" text:style-name="L7">
        <text:list-item>
          <text:p text:style-name="P27">L’utente clicca sul pulsante logout</text:p>
        </text:list-item>
        <text:list-item>
          <text:p text:style-name="P27">Il sistema effettua il logout</text:p>
        </text:list-item>
      </text:list>
      <text:p text:style-name="Normale">Entry condition: L’utente si trova all’interno del sistema</text:p>
      <text:p text:style-name="Normale">Exit condition: L’uscita dal sistema è stata effettuata correttamente</text:p>
      <text:p text:style-name="P1"/>
      <text:p text:style-name="P3"/>
      <text:p text:style-name="P3">Nome caso d’uso: Login</text:p>
      <text:p text:style-name="Normale">Partecipanti: Utent<text:span text:style-name="T1">e</text:span></text:p>
      <text:p text:style-name="Normale">Flusso di eventi:</text:p>
      <text:list xml:id="list1831806309" text:style-name="L8">
        <text:list-item text:start-value="1">
          <text:p text:style-name="P28">L’utente vuole accedere al sistema</text:p>
        </text:list-item>
        <text:list-item>
          <text:p text:style-name="P28">Il sistema mostra i campi da compilare: username e password</text:p>
        </text:list-item>
        <text:list-item>
          <text:p text:style-name="P28">L’utente inserisce username e password e li sottomette al sistema premendo sul tasto Login</text:p>
        </text:list-item>
      </text:list>
      <text:p text:style-name="Normale">Condizioni di entrata: L’utente si collega al sistema e accede alla funzionalità che consente di effettuare l’accesso</text:p>
      <text:p text:style-name="Normale">Condizioni di uscita: Il sistema permette l’accesso all’utente</text:p>
      <text:p text:style-name="Normale">Eccezioni: Se al passo 3, all’ invio di username e password il sistema non trova i dati rimanda a “Errore nei dati”</text:p>
      <text:p text:style-name="Normale"/>
      <text:p text:style-name="P3">Nome caso d’uso: Errore nei dati</text:p>
      <text:p text:style-name="Normale">Partecipanti: Utente, gestore dei prodotti, gestore delle riparazioni, amministratore generale</text:p>
      <text:p text:style-name="Normale">Flusso di eventi:</text:p>
      <text:list xml:id="list2552568963" text:style-name="L9">
        <text:list-item text:start-value="1">
          <text:p text:style-name="P29">Il sistema mostra una schermata con un pulsante “OK” per avvertire il partecipante dell’errore</text:p>
        </text:list-item>
        <text:list-item>
          <text:p text:style-name="P29">Il partecipante <text:s/>visualizza la schermata e clicca “OK”</text:p>
        </text:list-item>
      </text:list>
      <text:p text:style-name="Normale">Condizioni di entrata: Il partecipante inserisce dei dati errati</text:p>
      <text:p text:style-name="Normale">Condizioni di uscita: Il partecipante è pronto ad inserire nuovamente i dati dopo aver visualizzato l’errore</text:p>
      <text:p text:style-name="P2"/>
      <text:p text:style-name="Standard"/>
      <text:p text:style-name="Standard"/>
      <text:p text:style-name="Standard">Name: Ricerca di un prodotto tramite barra di ricerca da parte di un cliente <text:span text:style-name="T1">loggato</text:span></text:p>
      <text:p text:style-name="Standard">Participating actors: <text:span text:style-name="T1">Cliente loggato</text:span></text:p>
      <text:p text:style-name="Standard">Flow of events:</text:p>
      <text:list xml:id="list2583192793" text:style-name="L10">
        <text:list-item>
          <text:p text:style-name="P8">Il cliente inserisce nella barra di ricerca una keyword (tipologia, marca, nome specifico) che identifica i prodotti da cercare</text:p>
        </text:list-item>
        <text:list-item>
          <text:p text:style-name="P8">Il sistema cerca i prodotti corrispondenti alla keyword inserita dal cliente <text:s text:c="5"/></text:p>
        </text:list-item>
        <text:list-item>
          <text:p text:style-name="P8">Il sistema mosta a video una tabella contente tutti i prodotti corrsipondenti alla ricerca, visualizzando per ogni prodotto la foto, il nome, la tipologia, la marca, il prezzo, la quantità e un pulsante per visualizzare i dettagli del prodotto</text:p>
        </text:list-item>
        <text:list-item>
          <text:p text:style-name="P8"><text:soft-page-break/>Il cliente clicca sul pulsante “Dettagli”</text:p>
        </text:list-item>
        <text:list-item>
          <text:p text:style-name="P8">Il sistema mostra una tabella contente la foto, il nome, la tipologia, la marca, il prezzo, la quantità, la descrizione e un pulsante per aggiungere il prodotto al carrello</text:p>
        </text:list-item>
      </text:list>
      <text:p text:style-name="Standard">Entry condition: Il cliente si trova all’interno del sito</text:p>
      <text:p text:style-name="Standard">Exit conditions: Viene visualizzata la tabella contente i prodotti corrispondenti alla ricerca</text:p>
      <text:p text:style-name="Standard">Exception condition: </text:p>
      <text:list xml:id="list1341993405" text:style-name="L11">
        <text:list-item>
          <text:p text:style-name="P9">Se dopo l’esecuzione del punto 3 nel sistema non sono presenti prodotti inerenti al parametro inserito dal cliente viene chiamato il caso d’uso “Keyword non corrispondente a nessun prodotto”</text:p>
        </text:list-item>
      </text:list>
      <text:p text:style-name="P2"/>
      <text:p text:style-name="Standard"/>
      <text:p text:style-name="Standard">Name: Ricerca di un prodotto tramite barra di ricerca da parte di un cliente non registrato</text:p>
      <text:p text:style-name="Standard">Participating actors: Cliente non registrato</text:p>
      <text:p text:style-name="Standard">Flow of events:</text:p>
      <text:list xml:id="list2175156066" text:style-name="L12">
        <text:list-item>
          <text:p text:style-name="P10">Il cliente inserisce nella barra di ricerca una keyword (tipologia, marca, nome specifico) che identifica i prodotti da cercare </text:p>
        </text:list-item>
        <text:list-item>
          <text:p text:style-name="P10">Il sistema cerca i prodotti corrispondenti alla keyword inserita dal cliente <text:s text:c="5"/></text:p>
        </text:list-item>
        <text:list-item>
          <text:p text:style-name="P10">Il sistema mosta a video una tabella contente tutti i prodotti corrispondenti alla ricerca, visualizzando per ogni prodotto la foto, il nome, la tipologia, la marca, il prezzo, la quantità e un pulsante per visualizzare i dettagli del prodotto</text:p>
        </text:list-item>
        <text:list-item>
          <text:p text:style-name="P10">Il cliente clicca sul pulsante “Dettagli”</text:p>
        </text:list-item>
        <text:list-item>
          <text:p text:style-name="P10">Il sistema mostra una tabella contente la foto, il nome, la tipologia, la marca, il prezzo, la quantità e la descrizione</text:p>
        </text:list-item>
      </text:list>
      <text:p text:style-name="P5"/>
      <text:p text:style-name="P6"/>
      <text:p text:style-name="Standard">Entry condition: Il cliente si trova all’interno del sito</text:p>
      <text:p text:style-name="Standard">Exit conditions: Viene visualizzata la tabella contente i prodotti corrispondenti alla ricerca</text:p>
      <text:p text:style-name="Standard">Exception condition: </text:p>
      <text:list xml:id="list104004221302378" text:style-name="L11">
        <text:list-item>
          <text:p text:style-name="P9">Se dopo l’esecuzione del punto 3 nel sistema non sono presenti prodotti inerenti al parametro inserito dal cliente viene chiamato il caso d’uso “Keyword non corrispondente a nessun prodotto”</text:p>
        </text:list-item>
      </text:list>
      <text:p text:style-name="P2"/>
      <text:p text:style-name="P2"/>
      <text:p text:style-name="Standard"/>
      <text:p text:style-name="Standard">Name: Ricerca di un prodotto tramite un menù da parte di un cliente <text:span text:style-name="T1">loggato</text:span></text:p>
      <text:p text:style-name="Standard">Participating actors: Cliente <text:span text:style-name="T1">loggato</text:span></text:p>
      <text:p text:style-name="Standard">Flow of events:</text:p>
      <text:list xml:id="list2253587493" text:style-name="L13">
        <text:list-item>
          <text:p text:style-name="P11">Il cliente seleziona, all’interno del menù, la categoria di prodotti che intende cercare</text:p>
        </text:list-item>
        <text:list-item>
          <text:p text:style-name="P11">Il sistema cerca i prodotti corrispondenti alla categoria selezionata dal cliente <text:s text:c="5"/></text:p>
        </text:list-item>
        <text:list-item>
          <text:p text:style-name="P11">Il sistema mostra a video una tabella contente tutti i prodotti corrispondenti alla ricerca, visualizzando per ogni prodotto la foto, il nome, la tipologia, la marca, il prezzo, la quantità e un pulsante per visualizzare i dettagli del prodotto.</text:p>
        </text:list-item>
        <text:list-item>
          <text:p text:style-name="P11">Il cliente clicca sul pulsante “Dettagli”</text:p>
        </text:list-item>
        <text:list-item>
          <text:p text:style-name="P11">Il sistema mostra una tabella contente la foto, il nome, la tipologia, la marca, il prezzo, la quantità, la descrizione e un pulsante per aggiungere il prodotto al carrello</text:p>
        </text:list-item>
      </text:list>
      <text:p text:style-name="Standard"/>
      <text:p text:style-name="Standard">Entry condition: Il cliente si trova all’interno del sito</text:p>
      <text:p text:style-name="Standard">Exit conditions: Viene visualizzata la tabella contente i prodotti corrispondenti alla categoria selezionata</text:p>
      <text:p text:style-name="P2"/>
      <text:p text:style-name="Standard"/>
      <text:p text:style-name="Standard">Name: Ricerca di un prodotto tramite un menù da parte di un cliente non registrato</text:p>
      <text:p text:style-name="Standard"><text:soft-page-break/>Participating actors: Cliente non registrato</text:p>
      <text:p text:style-name="Standard">Flow of events:</text:p>
      <text:list xml:id="list1426538430" text:style-name="L14">
        <text:list-item>
          <text:p text:style-name="P12">Il cliente seleziona, all’interno del menù, la categoria di prodotti che intende cercare</text:p>
        </text:list-item>
        <text:list-item>
          <text:p text:style-name="P12">Il sistema cerca i prodotti corrispondenti alla categoria selezionata dal cliente <text:s text:c="5"/></text:p>
        </text:list-item>
        <text:list-item>
          <text:p text:style-name="P12">Il sistema mostra a video una tabella contente tutti i prodotti corrispondenti alla ricerca, visualizzando per ogni prodotto la foto, il nome, la tipologia, la marca, il prezzo, la quantità e un pulsante per visualizzare i dettagli del prodotto.</text:p>
        </text:list-item>
        <text:list-item>
          <text:p text:style-name="P12">Il cliente clicca sul pulsante “Dettagli”</text:p>
        </text:list-item>
        <text:list-item>
          <text:p text:style-name="P12">Il sistema mostra una tabella contente la foto, il nome, la tipologia, la marca, il prezzo, la quantità e la descrizione</text:p>
        </text:list-item>
      </text:list>
      <text:p text:style-name="Standard">Entry condition: Il cliente si trova all’interno del sito</text:p>
      <text:p text:style-name="Standard">Exit conditions: Viene visualizzata la tabella contente i prodotti corrispondenti alla categoria selezionata</text:p>
      <text:p text:style-name="P2"/>
      <text:p text:style-name="Standard"/>
      <text:p text:style-name="Standard"/>
      <text:p text:style-name="Standard"/>
      <text:p text:style-name="Standard">Name: Aggiunta di un prodotto al carrello</text:p>
      <text:p text:style-name="Standard">Participating actors: Cliente <text:span text:style-name="T1">loggato</text:span></text:p>
      <text:p text:style-name="Standard">Flow of events:</text:p>
      <text:list xml:id="list1433277956" text:style-name="L15">
        <text:list-item>
          <text:p text:style-name="P13">Il cliente preme il pulsante per aggiungere il prodotto al carrello</text:p>
        </text:list-item>
        <text:list-item>
          <text:p text:style-name="P13">Il sistema reindirizza il cliente sulla pagina “Carrello”</text:p>
        </text:list-item>
      </text:list>
      <text:p text:style-name="P6"/>
      <text:p text:style-name="Standard">Entry condition: Il cliente visualizza la tabella contente i prodotti corrispondenti alla categoria selezionata</text:p>
      <text:p text:style-name="Standard">Exit conditions: Il cliente aggiunge il prodotto al carrello e viene reindirizzato alla pagina “Carrello”</text:p>
      <text:p text:style-name="P7"/>
      <text:p text:style-name="P7"/>
      <text:p text:style-name="Standard"/>
      <text:p text:style-name="Standard">Name: Prenotazione prodotti</text:p>
      <text:p text:style-name="Standard">Participating actors: Cliente <text:span text:style-name="T1">loggato</text:span></text:p>
      <text:p text:style-name="Standard">Flow of events:</text:p>
      <text:list xml:id="list592723718" text:style-name="L16">
        <text:list-item>
          <text:p text:style-name="P14">Il cliente visualizza la lista dei prodotti presenti nel carrello</text:p>
        </text:list-item>
        <text:list-item>
          <text:p text:style-name="P14">Il cliente prenota i prodotti presenti nel carrello cliccando sul pulsante “Prenota”</text:p>
        </text:list-item>
        <text:list-item>
          <text:p text:style-name="P14">Il sistema reindirizza l'utente su una pagina in cui viene visualizzato un messaggio che conferma l'avvenuta prenotazione</text:p>
        </text:list-item>
      </text:list>
      <text:p text:style-name="Standard">Entry condition: Il cliente si trova sulla pagina “Carrello”</text:p>
      <text:p text:style-name="Standard">Exit conditions: Prenotazione effettuata</text:p>
      <text:p text:style-name="Standard">Exception condition: Il cliente annulla l’operazione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>Name: Keyword non corrispondente a nessun prodotto</text:p>
      <text:p text:style-name="Standard">Participating actors: Cliente <text:span text:style-name="T1">loggato</text:span></text:p>
      <text:p text:style-name="Standard">Flow of events:</text:p>
      <text:list xml:id="list3313756099" text:style-name="L17">
        <text:list-item>
          <text:p text:style-name="P15">Il sistema reindirizza l'utente su una pagina in cui non ci sono prodotti</text:p>
        </text:list-item>
        <text:list-item>
          <text:p text:style-name="P15">Il sistema invita l'utente a modificare la keyword che identifica i prodotti</text:p>
        </text:list-item>
      </text:list>
      <text:p text:style-name="Standard">Entry condition: Nel sistema non sono presenti prodotti inerenti al parametro inserito dal cliente</text:p>
      <text:p text:style-name="Standard"><text:soft-page-break/>Exit conditions: Il cliente inserisce una keyword di ricerca valida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me: Rimozione di uno o più prodotti dal carrello</text:p>
      <text:p text:style-name="Standard">Participating actors: Cliente <text:span text:style-name="T1">loggato</text:span></text:p>
      <text:p text:style-name="Standard">Flow of events:</text:p>
      <text:list xml:id="list1560026933" text:style-name="L18">
        <text:list-item>
          <text:p text:style-name="P16">Il cliente visualizza nella pagina "Carrello" la lista dei prodotti presenti</text:p>
        </text:list-item>
        <text:list-item>
          <text:p text:style-name="P16">Il cliente elimina uno o più prodotti dalla lista</text:p>
        </text:list-item>
        <text:list-item>
          <text:p text:style-name="P16">Il sistema aggiorna la lista dei prodotti</text:p>
        </text:list-item>
      </text:list>
      <text:p text:style-name="Standard">Entry conditions: Il cliente si trova sulla pagina “Carrello”</text:p>
      <text:p text:style-name="Standard">Exit conditions: <text:s/>Il cliente ha rimosso i/il prodotti/o</text:p>
      <text:p text:style-name="Standard">Exception: Il cliente annulla l’operazione</text:p>
      <text:p text:style-name="Standard"/>
      <text:p text:style-name="P7"/>
      <text:p text:style-name="Standard"/>
      <text:p text:style-name="Standard">Name: Inserire la recensione di un prodotto</text:p>
      <text:p text:style-name="Standard">Partecipating actors: Cliente <text:span text:style-name="T1">loggato</text:span></text:p>
      <text:p text:style-name="Standard">Flow of events: </text:p>
      <text:list xml:id="list1866735058" text:style-name="L19">
        <text:list-item>
          <text:p text:style-name="P17">Il cliente clicca sul pulsante “Aggiungi recensione” di fianco al prodotto</text:p>
        </text:list-item>
        <text:list-item>
          <text:p text:style-name="P17">Il sistema reindirizza il cliente su una pagina in cui è presente uno spazio per inserire il voto (da 1 a 5) e uno spazio per inserire la recensione</text:p>
        </text:list-item>
        <text:list-item>
          <text:p text:style-name="P17">Il cliente inserisce il voto e la recensione</text:p>
        </text:list-item>
        <text:list-item>
          <text:p text:style-name="P17">Il cliente preme il pulsante “conferma” per confermare la recensione inserita</text:p>
        </text:list-item>
        <text:list-item>
          <text:p text:style-name="P17">Il sistema mostra un messaggio di conferma</text:p>
        </text:list-item>
      </text:list>
      <text:p text:style-name="Standard"/>
      <text:p text:style-name="Standard">Entry condition: Il cliente si trova sulla pagina “Prodotti acquistati”</text:p>
      <text:p text:style-name="Standard">Exit condition: La recensione è stata inserita correttamente</text:p>
      <text:p text:style-name="Standard">Exception: Il cliente annulla l’operazione</text:p>
      <text:p text:style-name="Standard"/>
      <text:p text:style-name="P2"/>
      <text:p text:style-name="Standard"/>
      <text:p text:style-name="Standard">Name: Prenotazione di una riparazione</text:p>
      <text:p text:style-name="Standard">Partecipating actors: Cliente <text:span text:style-name="T1">loggato</text:span></text:p>
      <text:p text:style-name="Standard">Flow of events:</text:p>
      <text:list xml:id="list124944160" text:style-name="L20">
        <text:list-item>
          <text:p text:style-name="P18">Il cliente sceglie dall’elenco delle date disponibili il giorno in cui vuole fissare l’appuntamento per la riparazione</text:p>
        </text:list-item>
        <text:list-item>
          <text:p text:style-name="P18">Il sistema mostra a video un form contente i campi: tipologia prodotto e descrizione del malfunzionamento</text:p>
        </text:list-item>
        <text:list-item>
          <text:p text:style-name="P18">Il cliente inserisce la tipologia e la descrizione del malfunzionamento </text:p>
        </text:list-item>
        <text:list-item>
          <text:p text:style-name="P18">Il cliente clicca sul tasto “conferma”</text:p>
        </text:list-item>
        <text:list-item>
          <text:p text:style-name="P18">Il sistema mostra un messaggio di conferma</text:p>
        </text:list-item>
      </text:list>
      <text:p text:style-name="Standard"/>
      <text:p text:style-name="Standard">Entry condition: Il cliente si trova sulla pagina “Prenota riparazione”</text:p>
      <text:p text:style-name="Standard">Exit condition: Il cliente effettua la prenotazione</text:p>
      <text:p text:style-name="Standard">Exception: Il cliente annulla l’operazione</text:p>
      <text:p text:style-name="P2"/>
      <text:p text:style-name="Standard"><text:soft-page-break/></text:p>
      <text:p text:style-name="Standard">Name: Visualizzare lo stato della riparazione</text:p>
      <text:p text:style-name="Standard">Partecipating actors: Cliente <text:span text:style-name="T1">loggato</text:span></text:p>
      <text:p text:style-name="Standard">Flow of events: </text:p>
      <text:list xml:id="list3854570157" text:style-name="L21">
        <text:list-item>
          <text:p text:style-name="P19">Il cliente clicca sul prodotto del quale vuole conoscere lo stato della riparazione</text:p>
        </text:list-item>
        <text:list-item>
          <text:p text:style-name="P19">Il sistema reindirizza il cliente su una pagina sulla quale viene visualizzato lo stato della riparazione e la stima sulla data di fine riparazione</text:p>
        </text:list-item>
      </text:list>
      <text:p text:style-name="Standard">Entry condition: Il cliente si trova sulla pagina “Prodotti in riparazione”</text:p>
      <text:p text:style-name="Standard">Exit condition: Il cliente visualizza lo stato della riparazione e la stima sulla data di fine riparazi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style:font-name-asian="Andale Sans UI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Andale Sans UI" style:font-size-asian="12pt" style:language-asian="it" style:country-asian="IT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agrafo_20_elenco" style:display-name="Paragrafo elenco" style:family="paragraph" style:parent-style-name="Normale">
      <style:paragraph-properties fo:margin-left="1.27cm" fo:margin-right="0cm" fo:margin-top="0cm" fo:margin-bottom="0.282cm" loext:contextual-spacing="false" fo:line-height="104%" fo:orphans="2" fo:widows="2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fo:hyphenate="true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creation-date>2009-04-16T11:32:00Z</meta:creation-date>
    <dc:date>2018-11-09T10:48:43.503155945</dc:date>
    <meta:editing-cycles>21</meta:editing-cycles>
    <meta:editing-duration>PT3H7M41S</meta:editing-duration>
    <meta:document-statistic meta:table-count="0" meta:image-count="0" meta:object-count="0" meta:page-count="6" meta:paragraph-count="167" meta:word-count="1669" meta:character-count="10997" meta:non-whitespace-character-count="952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